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e7" officeooo:paragraph-rsid="000605e7"/>
    </style:style>
    <style:style style:name="P2" style:family="paragraph" style:parent-style-name="Standard">
      <style:text-properties officeooo:rsid="0006b899" officeooo:paragraph-rsid="0006b899"/>
    </style:style>
    <style:style style:name="P3" style:family="paragraph" style:parent-style-name="Standard">
      <style:text-properties officeooo:rsid="0008a069" officeooo:paragraph-rsid="0008a069"/>
    </style:style>
    <style:style style:name="T1" style:family="text">
      <style:text-properties officeooo:rsid="0006a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">UNLIMITED SHIPPING 31/05/2021 <text:s/></text:span></text:p>
      <text:p text:style-name="P2">2eme modification faite pour des Test !!!!!!</text:p>
      <text:p text:style-name="P3">3em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3:15:56.725090155</meta:creation-date>
    <dc:date>2021-05-31T21:45:14.622866469</dc:date>
    <meta:editing-duration>PT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88" meta:non-whitespace-character-count="76"/>
  </office:meta>
</office:document-meta>
</file>